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22in" table:align="left"/>
    </style:style>
    <style:style style:name="Table2.A" style:family="table-column">
      <style:table-column-properties style:column-width="3.2917in"/>
    </style:style>
    <style:style style:name="Table2.B" style:family="table-column">
      <style:table-column-properties style:column-width="0.907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2" style:family="table-row">
      <style:table-row-properties style:min-row-height="0.4667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22in" table:align="left"/>
    </style:style>
    <style:style style:name="Table3.A" style:family="table-column">
      <style:table-column-properties style:column-width="6.2917in"/>
    </style:style>
    <style:style style:name="Table3.B" style:family="table-column">
      <style:table-column-properties style:column-width="0.6306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0.4667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language="de" fo:country="DE" officeooo:rsid="0008e6a7" officeooo:paragraph-rsid="0008e6a7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de" fo:country="DE" officeooo:rsid="0026c53a" officeooo:paragraph-rsid="0026d395"/>
    </style:style>
    <style:style style:name="P3" style:family="paragraph" style:parent-style-name="Title">
      <style:text-properties fo:language="de" fo:country="DE"/>
    </style:style>
    <style:style style:name="P4" style:family="paragraph" style:parent-style-name="Subtitle">
      <style:text-properties fo:language="de" fo:country="DE" officeooo:rsid="002c7335" officeooo:paragraph-rsid="002c7335"/>
    </style:style>
    <style:style style:name="P5" style:family="paragraph" style:parent-style-name="Text_20_body">
      <style:text-properties fo:language="de" fo:country="DE" officeooo:rsid="0008e6a7" officeooo:paragraph-rsid="0008e6a7"/>
    </style:style>
    <style:style style:name="P6" style:family="paragraph" style:parent-style-name="Heading_20_4">
      <style:text-properties fo:language="de" fo:country="DE" officeooo:rsid="002c7335" officeooo:paragraph-rsid="002c7335"/>
    </style:style>
    <style:style style:name="P7" style:family="paragraph" style:parent-style-name="Text_20_body">
      <style:text-properties fo:font-size="12pt" fo:language="de" fo:country="DE" officeooo:rsid="002c7335" officeooo:paragraph-rsid="002c7335" style:font-size-asian="10.5pt" style:font-size-complex="12pt"/>
    </style:style>
    <style:style style:name="P8" style:family="paragraph" style:parent-style-name="Text_20_body">
      <style:text-properties fo:font-size="12pt" fo:language="de" fo:country="DE" officeooo:rsid="002d14b7" officeooo:paragraph-rsid="002d14b7" style:font-size-asian="10.5pt" style:font-size-complex="12pt"/>
    </style:style>
    <style:style style:name="P9" style:family="paragraph" style:parent-style-name="Heading_20_4">
      <style:text-properties fo:language="de" fo:country="DE" officeooo:rsid="002d14b7" officeooo:paragraph-rsid="002d14b7"/>
    </style:style>
    <style:style style:name="P10" style:family="paragraph" style:parent-style-name="Text_20_body">
      <style:text-properties fo:font-size="12pt" fo:language="de" fo:country="DE" fo:font-weight="bold" officeooo:rsid="002d14b7" officeooo:paragraph-rsid="002d14b7" style:font-size-asian="10.5pt" style:font-weight-asian="bold" style:font-size-complex="12pt" style:font-weight-complex="bold"/>
    </style:style>
    <style:style style:name="P11" style:family="paragraph" style:parent-style-name="Text_20_body">
      <style:text-properties fo:language="de" fo:country="DE" fo:font-weight="bold" officeooo:rsid="002d14b7" officeooo:paragraph-rsid="002d14b7" style:font-weight-asian="bold" style:font-weight-complex="bold"/>
    </style:style>
    <style:style style:name="P12" style:family="paragraph" style:parent-style-name="Text_20_body">
      <style:text-properties fo:font-size="6pt" fo:language="de" fo:country="DE" officeooo:rsid="002d14b7" officeooo:paragraph-rsid="002d14b7" style:font-size-asian="5.25pt" style:font-size-complex="6pt"/>
    </style:style>
    <style:style style:name="P13" style:family="paragraph" style:parent-style-name="Heading_20_4">
      <style:paragraph-properties fo:break-before="page"/>
      <style:text-properties fo:language="de" fo:country="DE" officeooo:rsid="002c7335" officeooo:paragraph-rsid="002c7335"/>
    </style:style>
    <style:style style:name="P14" style:family="paragraph" style:parent-style-name="Table_20_Contents">
      <style:text-properties fo:font-size="12pt" officeooo:rsid="002c7335" officeooo:paragraph-rsid="002c7335" style:font-size-asian="10.5pt" style:font-size-complex="12pt"/>
    </style:style>
    <style:style style:name="P15" style:family="paragraph" style:parent-style-name="Table_20_Contents">
      <style:text-properties fo:font-size="12pt" style:font-size-asian="10.5pt" style:font-size-complex="12pt"/>
    </style:style>
    <style:style style:name="P16" style:family="paragraph" style:parent-style-name="Table_20_Contents">
      <style:text-properties fo:font-size="12pt" officeooo:paragraph-rsid="002c7335" style:font-size-asian="10.5pt" style:font-size-complex="12pt"/>
    </style:style>
    <style:style style:name="P17" style:family="paragraph" style:parent-style-name="Text_20_body">
      <style:text-properties officeooo:rsid="002c7335" officeooo:paragraph-rsid="002c7335"/>
    </style:style>
    <style:style style:name="P18" style:family="paragraph" style:parent-style-name="Text_20_body">
      <style:text-properties fo:font-size="12pt" fo:language="de" fo:country="DE" fo:font-weight="bold" officeooo:rsid="002c7335" officeooo:paragraph-rsid="002c7335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c7335" officeooo:paragraph-rsid="002c7335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d14b7" officeooo:paragraph-rsid="002d14b7" style:font-size-asian="10.5pt" style:font-size-complex="12pt"/>
    </style:style>
    <style:style style:name="P21" style:family="paragraph" style:parent-style-name="Table_20_Contents">
      <style:text-properties fo:font-size="12pt" officeooo:rsid="002d14b7" officeooo:paragraph-rsid="002d14b7" style:font-size-asian="10.5pt" style:font-size-complex="12pt"/>
    </style:style>
    <style:style style:name="P22" style:family="paragraph" style:parent-style-name="Heading_20_4">
      <style:text-properties fo:language="de" fo:country="DE" officeooo:rsid="002c7335" officeooo:paragraph-rsid="002d14b7"/>
    </style:style>
    <style:style style:name="P23" style:family="paragraph" style:parent-style-name="Text_20_body">
      <style:text-properties fo:font-size="12pt" fo:language="de" fo:country="DE" officeooo:rsid="002e2081" officeooo:paragraph-rsid="002e2081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e2081" officeooo:paragraph-rsid="002e2081" style:font-size-asian="10.5pt" style:font-size-complex="12pt"/>
    </style:style>
    <style:style style:name="P25" style:family="paragraph" style:parent-style-name="Table_20_Contents">
      <style:text-properties fo:font-size="12pt" officeooo:paragraph-rsid="002d14b7" style:font-size-asian="10.5pt" style:font-size-complex="12pt"/>
    </style:style>
    <style:style style:name="P26" style:family="paragraph" style:parent-style-name="Table_20_Contents">
      <style:text-properties fo:font-size="12pt" officeooo:rsid="002e2081" officeooo:paragraph-rsid="002e2081" style:font-size-asian="10.5pt" style:font-size-complex="12pt"/>
    </style:style>
    <style:style style:name="P27" style:family="paragraph" style:parent-style-name="Standard">
      <style:text-properties officeooo:paragraph-rsid="002d14b7"/>
    </style:style>
    <style:style style:name="T1" style:family="text">
      <style:text-properties officeooo:rsid="0030004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c7335"/>
    </style:style>
    <style:style style:name="T4" style:family="text">
      <style:text-properties officeooo:rsid="0026d395"/>
    </style:style>
    <style:style style:name="T5" style:family="text">
      <style:text-properties fo:language="de" fo:country="DE"/>
    </style:style>
    <style:style style:name="T6" style:family="text">
      <style:text-properties officeooo:rsid="002f125e"/>
    </style:style>
    <style:style style:name="T7" style:family="text">
      <style:text-properties officeooo:rsid="0030065b"/>
    </style:style>
    <style:style style:name="T8" style:family="text">
      <style:text-properties officeooo:rsid="002d14b7"/>
    </style:style>
    <style:style style:name="T9" style:family="text">
      <style:text-properties officeooo:rsid="002e20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3</text:span>.<text:span text:style-name="T1">03</text:span>.202<text:span text:style-name="T1">4</text:span></text:p>
      <text:p text:style-name="P2">FI2<text:span text:style-name="T1">2</text:span> (J. Lötzsch)</text:p>
      <text:p text:style-name="P1">Name:<text:tab/><text:span text:style-name="T2"><text:tab/><text:tab/><text:tab/><text:tab/></text:span></text:p>
      <text:p text:style-name="P1"/>
      <text:p text:style-name="P3"><text:span text:style-name="T3">Projektarbeit</text:span> LF<text:span text:style-name="T4">11b</text:span></text:p>
      <text:p text:style-name="P4">Planung</text:p>
      <text:p text:style-name="P5"/>
      <text:h text:style-name="P6" text:outline-level="4">Kurze Projektbeschreibung</text:h>
      <text:p text:style-name="P7">Beschreiben Sie Ihr Projekt in wenigen Sätzen. Was ist Ihr Projektziel?</text:p>
      <text:p text:style-name="P8"/>
      <text:p text:style-name="P8"/>
      <text:p text:style-name="P8"/>
      <text:p text:style-name="P8"/>
      <text:h text:style-name="P9" text:outline-level="4">Schutzziele (Grundwerte)</text:h>
      <text:p text:style-name="P8">Wie wichtig schätzen Sie die verschiedenen Schutzziele für das Projekt ein?</text:p>
      <text:p text:style-name="P10">Verfügbarkeit: </text:p>
      <text:p text:style-name="P11">Vertraulichkeit:</text:p>
      <text:p text:style-name="P11">Integrität:</text:p>
      <text:p text:style-name="P12"/>
      <text:h text:style-name="P6" text:outline-level="4">Systemarchitektur</text:h>
      <text:p text:style-name="P7">Skizzieren oder beschreiben Sie die wichtigsten Komponenten des Systems an dem Sie arbeiten.</text:p>
      <text:p text:style-name="P7">Wie hängen die Komponenten voneinander ab?</text:p>
      <text:p text:style-name="P7">Welche Schnittstellen git es zwischen den Komponenten?</text:p>
      <text:h text:style-name="P13" text:outline-level="4">Nutzergruppen</text:h>
      <text:p text:style-name="P7">Welche Nutzergruppen (z.B. Endbenutzer, Administratoren) wird das System haben?</text:p>
      <text:p text:style-name="P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4">Nutzergruppe</text:p>
          </table:table-cell>
          <table:table-cell table:style-name="Table1.A1" office:value-type="string">
            <text:p text:style-name="P14">Anforderungen</text:p>
          </table:table-cell>
          <table:table-cell table:style-name="Table1.A1" office:value-type="string">
            <text:p text:style-name="P14">Schutzbedarf</text:p>
          </table:table-cell>
          <table:table-cell table:style-name="Table1.D1" office:value-type="string">
            <text:p text:style-name="P14">Nötige Berechtigungen</text:p>
          </table:table-cell>
        </table:table-row>
        <table:table-row>
          <table:table-cell table:style-name="Table1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h text:style-name="P6" text:outline-level="4" text:is-list-header="true"><text:soft-page-break/>Zielobjekte für Schutzbedarf</text:h>
      <text:p text:style-name="P7">Aus welchen Zielobjekten besteht das System?</text:p>
      <text:p text:style-name="P7">a) Welche Daten werden verarbeitet?</text:p>
      <text:p text:style-name="P7"/>
      <text:p text:style-name="P7"/>
      <text:p text:style-name="P7"/>
      <text:p text:style-name="P7"/>
      <text:p text:style-name="P7"/>
      <text:p text:style-name="P7">b) Welche Datenverarbeitenden Systeme (insbesondere Dienste) müssen geschützt werden?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) Auf welcher Plattform (Hardware / Virtualisierungslösung / Clouddienst) läuft das System?</text:p>
      <text:p text:style-name="P7">In welchen Räumen stehen diese? Wer hat Zugang zu diesen Räumen?</text:p>
      <text:p text:style-name="P7"/>
      <text:p text:style-name="P7"/>
      <text:p text:style-name="P7"/>
      <text:p text:style-name="P7"/>
      <text:p text:style-name="P7"/>
      <text:p text:style-name="P7">d) Welche Externen Komponenten gibt es, von denen das System abhängt (z.B. Internetzugang, DNS-Server, Repository der Distribution, …)?</text:p>
      <text:h text:style-name="P13" text:outline-level="4" text:is-list-header="true">Schutzbedarf</text:h>
      <text:p text:style-name="P17"><text:span text:style-name="T5">(vereinfachte Schutzbedarfsfeststellung)</text:span></text:p>
      <text:p text:style-name="P7">Geben Sie für jedes der Schadensszenarien an, welche <text:span text:style-name="T6">Schutzbedarfs</text:span>kategorie (Normal / Hoch / Sehr hoch) sie ihr zuordner würden. Begründen Sie die Entscheidung jeweils in 1-2 Sätzen.</text:p>
      <text:p text:style-name="P7"/>
      <text:p text:style-name="P18">Beeinträchtigungen der persönlichen Unversehrtheit:</text:p>
      <text:p text:style-name="P18"/>
      <text:p text:style-name="P18"/>
      <text:p text:style-name="P18"/>
      <text:p text:style-name="P18">Verstöße gegen Gesetze, Vorschriften oder Verträge:</text:p>
      <text:p text:style-name="P18"/>
      <text:p text:style-name="P18"/>
      <text:p text:style-name="P18"/>
      <text:p text:style-name="P18">Beeinträchtigungen des informationellen Selbstbestimmungsrechts:</text:p>
      <text:p text:style-name="P18"/>
      <text:p text:style-name="P18"/>
      <text:p text:style-name="P18"/>
      <text:p text:style-name="P18">Beeinträchtigungen der Aufgabenerfüllung:</text:p>
      <text:p text:style-name="P18"/>
      <text:p text:style-name="P18"/>
      <text:p text:style-name="P18"/>
      <text:p text:style-name="P18">Negative Innen- oder Außenwirkung:</text:p>
      <text:p text:style-name="P18"/>
      <text:p text:style-name="P18"/>
      <text:p text:style-name="P18"/>
      <text:p text:style-name="P18">Finanzielle Auswirkungen:</text:p>
      <text:p text:style-name="P7"/>
      <text:p text:style-name="P7"/>
      <text:p text:style-name="P7"/>
      <text:p text:style-name="P7">Sch<text:span text:style-name="T6">utzbedarfskategorie</text:span> nach Maximumsprinzip:</text:p>
      <text:h text:style-name="P13" text:outline-level="4">Risikoanalyse</text:h>
      <text:p text:style-name="P7">Ist eine Risikoanalyse erforderlich?</text:p>
      <text:p text:style-name="P7">Wenn ja, erstellen Sie eine Gefährdungsübersicht:</text:p>
      <text:p text:style-name="P7">a) Vor welchen der 47 elementaren Gefahren ist bein besonderer Schutz nötig?</text:p>
      <text:p text:style-name="P7">b) Welche weiteren Gefährdungen fallen ihnen ein?</text:p>
      <text:p text:style-name="P7">c) Schätzen Sie für jede Gefährdung Häufigkeit und Auswirkung ein. Bewerten sie das Risiko.</text:p>
      <text:p text:style-name="P8">d) Wenn (<text:span text:style-name="T7">in der nächsten Aufgabe</text:span>) eine geeignete Maßnahme zur Behandlung gefunden wurde, notieren sie diese.</text:p>
      <text:p text:style-name="P7"/>
      <table:table table:name="Table2" table:style-name="Table2"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P14">Gefährdung</text:p>
          </table:table-cell>
          <table:table-cell table:style-name="Table2.A1" office:value-type="string">
            <text:p text:style-name="P19">Häufigkeit</text:p>
          </table:table-cell>
          <table:table-cell table:style-name="Table2.A1" office:value-type="string">
            <text:p text:style-name="P19">Auswirkung</text:p>
          </table:table-cell>
          <table:table-cell table:style-name="Table2.A1" office:value-type="string">
            <text:p text:style-name="P19">Risiko</text:p>
          </table:table-cell>
          <table:table-cell table:style-name="Table2.E1" office:value-type="string">
            <text:p text:style-name="P20">Behandlung</text:p>
          </table:table-cell>
        </table:table-row>
        <table:table-row table:style-name="Table2.2"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21">3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21">4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21">5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21">6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21">7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21">8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21">9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21">10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21">11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21">12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21">13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</table:table>
      <text:h text:style-name="P22" text:outline-level="4"><text:soft-page-break/>Risiko<text:span text:style-name="T8">behandlung und Maßnahmen</text:span></text:h>
      <text:p text:style-name="P8"><text:span text:style-name="T9">a) </text:span>Listen Sie geplante Maßnahmen (technisch und organisatorisch) zur Behandlung der Risiken.</text:p>
      <text:p text:style-name="P23">b) Wenn eine Maßnahme zur Vermeidung oder Reduktion einer Gefährdung aus der Risikoanalyse dient, vermerken Sie die Nummer der Maßnahme in der Tabelle der Gefährdungen in der Spalte „Behandlung“.</text:p>
      <text:p text:style-name="P23">c) Setzen Sie die geplanten Maßnahmen um. Vermerken Sie, wenn sie erledigt wurde.</text:p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Maßnahme</text:p>
          </table:table-cell>
          <table:table-cell table:style-name="Table3.B1" office:value-type="string">
            <text:p text:style-name="P24">Erledigt</text:p>
          </table:table-cell>
        </table:table-row>
        <table:table-row table:style-name="Table3.2">
          <table:table-cell table:style-name="Table3.A2" office:value-type="string">
            <text:p text:style-name="P21">1</text:p>
          </table:table-cell>
          <table:table-cell table:style-name="Table3.B2" office:value-type="string">
            <text:p text:style-name="P25"/>
          </table:table-cell>
        </table:table-row>
        <table:table-row table:style-name="Table3.2">
          <table:table-cell table:style-name="Table3.A2" office:value-type="string">
            <text:p text:style-name="P21">2</text:p>
          </table:table-cell>
          <table:table-cell table:style-name="Table3.B2" office:value-type="string">
            <text:p text:style-name="P25"/>
          </table:table-cell>
        </table:table-row>
        <table:table-row table:style-name="Table3.2">
          <table:table-cell table:style-name="Table3.A2" office:value-type="string">
            <text:p text:style-name="P21">3</text:p>
          </table:table-cell>
          <table:table-cell table:style-name="Table3.B2" office:value-type="string">
            <text:p text:style-name="P25"/>
          </table:table-cell>
        </table:table-row>
        <table:table-row table:style-name="Table3.2">
          <table:table-cell table:style-name="Table3.A2" office:value-type="string">
            <text:p text:style-name="P21">4</text:p>
          </table:table-cell>
          <table:table-cell table:style-name="Table3.B2" office:value-type="string">
            <text:p text:style-name="P25"/>
          </table:table-cell>
        </table:table-row>
        <table:table-row table:style-name="Table3.2">
          <table:table-cell table:style-name="Table3.A2" office:value-type="string">
            <text:p text:style-name="P21">5</text:p>
          </table:table-cell>
          <table:table-cell table:style-name="Table3.B2" office:value-type="string">
            <text:p text:style-name="P25"/>
          </table:table-cell>
        </table:table-row>
        <table:table-row table:style-name="Table3.2">
          <table:table-cell table:style-name="Table3.A2" office:value-type="string">
            <text:p text:style-name="P21">6</text:p>
          </table:table-cell>
          <table:table-cell table:style-name="Table3.B2" office:value-type="string">
            <text:p text:style-name="P25"/>
          </table:table-cell>
        </table:table-row>
        <table:table-row table:style-name="Table3.2">
          <table:table-cell table:style-name="Table3.A2" office:value-type="string">
            <text:p text:style-name="P21">7</text:p>
          </table:table-cell>
          <table:table-cell table:style-name="Table3.B2" office:value-type="string">
            <text:p text:style-name="P25"/>
          </table:table-cell>
        </table:table-row>
        <table:table-row table:style-name="Table3.2">
          <table:table-cell table:style-name="Table3.A2" office:value-type="string">
            <text:p text:style-name="P21">8</text:p>
          </table:table-cell>
          <table:table-cell table:style-name="Table3.B2" office:value-type="string">
            <text:p text:style-name="P25"/>
          </table:table-cell>
        </table:table-row>
        <table:table-row table:style-name="Table3.2">
          <table:table-cell table:style-name="Table3.A2" office:value-type="string">
            <text:p text:style-name="P21">9</text:p>
          </table:table-cell>
          <table:table-cell table:style-name="Table3.B2" office:value-type="string">
            <text:p text:style-name="P25"/>
          </table:table-cell>
        </table:table-row>
        <table:table-row table:style-name="Table3.2">
          <table:table-cell table:style-name="Table3.A2" office:value-type="string">
            <text:p text:style-name="P21">10</text:p>
          </table:table-cell>
          <table:table-cell table:style-name="Table3.B2" office:value-type="string">
            <text:p text:style-name="P25"/>
          </table:table-cell>
        </table:table-row>
        <table:table-row table:style-name="Table3.2">
          <table:table-cell table:style-name="Table3.A2" office:value-type="string">
            <text:p text:style-name="P21">11</text:p>
          </table:table-cell>
          <table:table-cell table:style-name="Table3.B2" office:value-type="string">
            <text:p text:style-name="P25"/>
          </table:table-cell>
        </table:table-row>
        <table:table-row table:style-name="Table3.2">
          <table:table-cell table:style-name="Table3.A2" office:value-type="string">
            <text:p text:style-name="P21">12</text:p>
          </table:table-cell>
          <table:table-cell table:style-name="Table3.B2" office:value-type="string">
            <text:p text:style-name="P25"/>
          </table:table-cell>
        </table:table-row>
        <table:table-row table:style-name="Table3.2">
          <table:table-cell table:style-name="Table3.A2" office:value-type="string">
            <text:p text:style-name="P21">13</text:p>
          </table:table-cell>
          <table:table-cell table:style-name="Table3.B2" office:value-type="string">
            <text:p text:style-name="P25"/>
          </table:table-cell>
        </table:table-row>
        <table:table-row table:style-name="Table3.2">
          <table:table-cell table:style-name="Table3.A2" office:value-type="string">
            <text:p text:style-name="P21">14</text:p>
            <text:p text:style-name="P25"/>
          </table:table-cell>
          <table:table-cell table:style-name="Table3.B2" office:value-type="string">
            <text:p text:style-name="P25"/>
          </table:table-cell>
        </table:table-row>
        <table:table-row table:style-name="Table3.2">
          <table:table-cell table:style-name="Table3.A2" office:value-type="string">
            <text:p text:style-name="P26">15</text:p>
          </table:table-cell>
          <table:table-cell table:style-name="Table3.B2" office:value-type="string">
            <text:p text:style-name="P25"/>
          </table:table-cell>
        </table:table-row>
      </table:table>
      <text:p text:style-name="P2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Unifont" style:font-family-asian="Unifont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7:13:18.944764011</meta:creation-date>
    <dc:date>2025-03-02T16:33:04.636169110</dc:date>
    <meta:editing-duration>P2DT3H1M43S</meta:editing-duration>
    <meta:editing-cycles>39</meta:editing-cycles>
    <meta:generator>LibreOffice/24.8.4.2$Linux_X86_64 LibreOffice_project/480$Build-2</meta:generator>
    <meta:document-statistic meta:table-count="3" meta:image-count="0" meta:object-count="0" meta:page-count="7" meta:paragraph-count="85" meta:word-count="351" meta:character-count="2602" meta:non-whitespace-character-count="2330"/>
  </office:meta>
</office:document-meta>
</file>